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6666ff" draw:textarea-horizontal-align="justify" draw:textarea-vertical-align="middle" draw:auto-grow-height="false" fo:min-height="0.646cm" fo:min-width="7.748cm"/>
    </style:style>
    <style:style style:name="gr2" style:family="graphic" style:parent-style-name="standard">
      <style:graphic-properties draw:textarea-horizontal-align="justify" draw:textarea-vertical-align="middle" draw:auto-grow-height="false" fo:min-height="1.46cm" fo:min-width="2.382cm"/>
    </style:style>
    <style:style style:name="gr3" style:family="graphic" style:parent-style-name="standard">
      <style:graphic-properties draw:fill-color="#00a0fc" draw:textarea-horizontal-align="justify" draw:textarea-vertical-align="middle" draw:auto-grow-height="false" fo:min-height="0.646cm" fo:min-width="1.638cm"/>
    </style:style>
    <style:style style:name="gr4" style:family="graphic" style:parent-style-name="standard">
      <style:graphic-properties draw:textarea-horizontal-align="justify" draw:textarea-vertical-align="middle" draw:auto-grow-height="false" fo:min-height="0.744cm" fo:min-width="0.453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486cm" fo:min-width="1.818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4.138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8" style:family="graphic" style:parent-style-name="standard">
      <style:graphic-properties draw:fill="solid" draw:fill-color="#c5000b" draw:textarea-horizontal-align="justify" draw:textarea-vertical-align="middle" draw:auto-grow-height="false" fo:min-height="0.894cm" fo:min-width="1.04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c5000b" draw:textarea-horizontal-align="justify" draw:textarea-vertical-align="middle" draw:auto-grow-height="false" fo:min-height="0.922cm" fo:min-width="1.11cm"/>
    </style:style>
    <style:style style:name="gr11" style:family="graphic" style:parent-style-name="standard">
      <style:graphic-properties draw:textarea-horizontal-align="justify" draw:textarea-vertical-align="middle" draw:auto-grow-height="false" fo:min-height="1.155cm" fo:min-width="4.573cm"/>
    </style:style>
    <style:style style:name="gr12" style:family="graphic" style:parent-style-name="standard">
      <style:graphic-properties draw:textarea-horizontal-align="justify" draw:textarea-vertical-align="middle" draw:auto-grow-height="false" fo:min-height="0.639cm" fo:min-width="3.31cm"/>
    </style:style>
    <style:style style:name="gr13" style:family="graphic" style:parent-style-name="standard">
      <style:graphic-properties draw:fill-color="#6666ff" draw:textarea-horizontal-align="justify" draw:textarea-vertical-align="middle" draw:auto-grow-height="false" fo:min-height="0.468cm" fo:min-width="3.509cm"/>
    </style:style>
    <style:style style:name="gr14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none" draw:textarea-horizontal-align="justify" draw:textarea-vertical-align="middle" draw:auto-grow-height="false" fo:min-height="21.312cm" fo:min-width="9.505cm" fo:padding-top="0.139cm" fo:padding-bottom="0.139cm" fo:padding-left="0.264cm" fo:padding-right="0.264cm"/>
    </style:style>
    <style:style style:name="gr15" style:family="graphic" style:parent-style-name="standard">
      <style:graphic-properties draw:fill-color="#c5000b" draw:textarea-horizontal-align="justify" draw:textarea-vertical-align="middle" draw:auto-grow-height="false" fo:min-height="2.037cm" fo:min-width="1.216cm"/>
    </style:style>
    <style:style style:name="gr16" style:family="graphic" style:parent-style-name="standard">
      <style:graphic-properties draw:fill-color="#c5000b" draw:textarea-horizontal-align="justify" draw:textarea-vertical-align="middle" draw:auto-grow-height="false" fo:min-height="1.058cm" fo:min-width="1.057cm"/>
    </style:style>
    <style:style style:name="gr17" style:family="graphic" style:parent-style-name="standard">
      <style:graphic-properties draw:textarea-horizontal-align="justify" draw:textarea-vertical-align="middle" draw:auto-grow-height="false" fo:min-height="0.539cm" fo:min-width="4.199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068cm" fo:min-width="0.501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 fo:min-height="0.639cm" fo:min-width="1.972cm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3.183cm"/>
    </style:style>
    <style:style style:name="gr21" style:family="graphic" style:parent-style-name="standard">
      <style:graphic-properties draw:fill="solid" draw:fill-color="#c5000b" draw:textarea-horizontal-align="justify" draw:textarea-vertical-align="middle" draw:auto-grow-height="false" fo:min-height="0.432cm" fo:min-width="1.043cm"/>
    </style:style>
    <style:style style:name="gr2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.893cm" fo:min-width="8.39cm"/>
    </style:style>
    <style:style style:name="gr23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02cm" fo:min-width="8.39cm"/>
    </style:style>
    <style:style style:name="gr24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401cm" fo:min-width="8.39cm"/>
    </style:style>
    <style:style style:name="gr2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909cm" fo:min-width="9.406cm"/>
    </style:style>
    <style:style style:name="gr2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12cm" fo:min-width="9.533cm"/>
    </style:style>
    <style:style style:name="gr27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401cm" fo:min-width="9.533cm"/>
    </style:style>
    <style:style style:name="gr2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.893cm" fo:min-width="9.533cm"/>
    </style:style>
    <style:style style:name="gr2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909cm" fo:min-width="9.533cm"/>
    </style:style>
    <style:style style:name="P1" style:family="paragraph">
      <style:paragraph-properties fo:text-align="center"/>
    </style:style>
    <style:style style:name="P2" style:family="paragraph">
      <loext:graphic-properties draw:fill-color="#6666ff"/>
      <style:paragraph-properties fo:text-align="center"/>
    </style:style>
    <style:style style:name="P3" style:family="paragraph">
      <loext:graphic-properties draw:fill-color="#00a0fc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="solid" draw:fill-color="#c5000b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5000b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144cm" svg:height="1.27cm" svg:x="5.928cm" svg:y="1.654cm">
          <text:p text:style-name="P1">Function integrator (process_id, initial_state_vector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4.826cm" svg:height="1.709cm" svg:x="10.587cm" svg:y="12.364cm">
          <text:p text:style-name="P1">Prepare integrator </text:p>
          <text:p text:style-name="P1">(input.cst file)</text:p>
          <text:p text:style-name="P1">For integrator to calculate</text:p>
          <text:p text:style-name="P1"><text:s/>the final state vecto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3" draw:layer="layout" svg:width="2.794cm" svg:height="0.895cm" svg:x="12cm" svg:y="15.872cm">
          <text:p text:style-name="P1">DLR Integrato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1" draw:layer="layout" svg:width="1.905cm" svg:height="1.987cm" svg:x="7.148cm" svg:y="21.044cm">
          <text:p text:style-name="P1">Final</text:p>
          <text:p text:style-name="P1"><text:s/>position</text:p>
          <text:p text:style-name="P1"><text:s/>at end time</text:p>
          <text:p text:style-name="P1"><text:s/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4" draw:layer="layout" svg:width="3.81cm" svg:height="0.735cm" svg:x="5.642cm" svg:y="4.462cm">
          <text:p text:style-name="P1">process_i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1" draw:layer="layout" svg:width="4.638cm" svg:height="1.016cm" svg:x="10.694cm" svg:y="4.386cm">
          <text:p text:style-name="P1">path = ~/workspace/process_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4.064cm" svg:height="0.762cm" svg:x="6.193cm" svg:y="15.938cm">
          <text:p text:style-name="P1">./orbitsim64_rhel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draw:layer="layout" svg:width="2.921cm" svg:height="1.143cm" svg:x="1cm" svg:y="9.736cm">
          <text:p text:style-name="P1">Master</text:p>
          <text:p text:style-name="P1"><text:s/>DLR </text:p>
          <text:p text:style-name="P1">Integrator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9" draw:text-style-name="P6" draw:layer="layout" svg:x1="3.921cm" svg:y1="10.318cm" svg:x2="6.055cm" svg:y2="10.322cm">
          <text:p/>
        </draw:line>
        <draw:custom-shape draw:style-name="gr10" draw:text-style-name="P7" draw:layer="layout" svg:width="3.048cm" svg:height="1.171cm" svg:x="11.775cm" svg:y="18.504cm">
          <text:p text:style-name="P1">path/output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1" draw:layer="layout" svg:width="5.073cm" svg:height="1.405cm" svg:x="10.313cm" svg:y="6.853cm">
          <text:p><text:s text:c="4"/>Initialize the Workspace:</text:p>
          <text:p>folder_already_exists_check(path)</text:p>
          <text:p><text:s text:c="4"/>create_folder(path)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0.889cm" svg:x="11.595cm" svg:y="24.387cm">
          <text:p>remove_temp_dir(pa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draw:layer="layout" svg:width="4.445cm" svg:height="1.016cm" svg:x="8.278cm" svg:y="26.838cm">
          <text:p text:style-name="P1">return(process_id, final_sv)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layer="layout" svg:width="10.033cm" svg:height="21.59cm" svg:x="5.484cm" svg:y="4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252cm" svg:height="2.286cm" svg:x="16.748cm" svg:y="11.941cm">
          <text:p text:style-name="P1">Virtual </text:p>
          <text:p text:style-name="P1">Workspac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9" draw:text-style-name="P6" draw:layer="layout" svg:x1="10.5cm" svg:y1="2.924cm" svg:x2="10.5cm" svg:y2="4.067cm">
          <text:p/>
        </draw:line>
        <draw:line draw:style-name="gr9" draw:text-style-name="P6" draw:layer="layout" svg:x1="10.613cm" svg:y1="5.624cm" svg:x2="10.613cm" svg:y2="6.767cm">
          <text:p/>
        </draw:line>
        <draw:line draw:style-name="gr9" draw:text-style-name="P6" draw:layer="layout" svg:x1="10.613cm" svg:y1="8.424cm" svg:x2="10.613cm" svg:y2="9.774cm">
          <text:p/>
        </draw:line>
        <draw:line draw:style-name="gr9" draw:text-style-name="P6" draw:layer="layout" svg:x1="10.6cm" svg:y1="23.124cm" svg:x2="10.6cm" svg:y2="24.267cm">
          <text:p/>
        </draw:line>
        <draw:line draw:style-name="gr9" draw:text-style-name="P6" draw:layer="layout" svg:x1="10.525cm" svg:y1="25.624cm" svg:x2="10.525cm" svg:y2="26.767cm">
          <text:p/>
        </draw:line>
        <draw:line draw:style-name="gr9" draw:text-style-name="P6" draw:layer="layout" svg:x1="9.072cm" svg:y1="4.858cm" svg:x2="10.754cm" svg:y2="4.875cm">
          <text:p/>
        </draw:line>
        <draw:custom-shape draw:style-name="gr16" draw:text-style-name="P7" draw:layer="layout" svg:width="2.949cm" svg:height="1.307cm" svg:x="1cm" svg:y="15.729cm">
          <text:p text:style-name="P1">Spice</text:p>
          <text:p text:style-name="P1">Kernels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1" draw:layer="layout" svg:width="4.699cm" svg:height="0.789cm" svg:x="6.139cm" svg:y="9.927cm">
          <text:p text:style-name="P1">Copy into <text:span text:style-name="T1">path</text:span></text:p>
          <text:p text:style-name="P1">Master DLR integrator files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143cm" svg:height="0.635cm" svg:x="15.643cm" svg:y="12.7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4" draw:layer="layout" svg:width="4.064cm" svg:height="0.889cm" svg:x="5.7cm" svg:y="12.778cm">
          <text:p text:style-name="P1">Initial_state_vecto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9" draw:text-style-name="P6" draw:layer="layout" svg:x1="9.402cm" svg:y1="13.223cm" svg:x2="10.653cm" svg:y2="13.221cm">
          <text:p/>
        </draw:line>
        <draw:custom-shape draw:style-name="gr20" draw:text-style-name="P1" draw:layer="layout" svg:width="3.683cm" svg:height="1.27cm" svg:x="6.247cm" svg:y="18.454cm">
          <text:p text:style-name="P1">Create output file to copy</text:p>
          <text:p text:style-name="P1">the last entry of </text:p>
          <text:p text:style-name="P1">output ephemeri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6" draw:layer="layout" svg:x1="10.613cm" svg:y1="16.924cm" svg:x2="10.613cm" svg:y2="18.274cm">
          <text:p/>
        </draw:line>
        <draw:line draw:style-name="gr9" draw:text-style-name="P6" draw:layer="layout" svg:x1="10.613cm" svg:y1="14.324cm" svg:x2="10.613cm" svg:y2="15.674cm">
          <text:p/>
        </draw:line>
        <draw:line draw:style-name="gr9" draw:text-style-name="P6" draw:layer="layout" svg:x1="10.613cm" svg:y1="10.924cm" svg:x2="10.613cm" svg:y2="12.274cm">
          <text:p/>
        </draw:line>
        <draw:line draw:style-name="gr9" draw:text-style-name="P6" draw:layer="layout" svg:x1="3.923cm" svg:y1="16.382cm" svg:x2="6.055cm" svg:y2="16.382cm">
          <text:p/>
        </draw:line>
        <draw:line draw:style-name="gr9" draw:text-style-name="P6" draw:layer="layout" svg:x1="11.719cm" svg:y1="19.089cm" svg:x2="9.928cm" svg:y2="19.089cm">
          <text:p/>
        </draw:line>
        <draw:custom-shape draw:style-name="gr21" draw:text-style-name="P5" draw:layer="layout" svg:width="2.921cm" svg:height="0.681cm" svg:x="12cm" svg:y="9.981cm">
          <text:p text:style-name="P1">Slave DLR </text:p>
          <text:p text:style-name="P1">Integrator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9" draw:text-style-name="P6" draw:layer="layout" svg:x1="10.879cm" svg:y1="10.321cm" svg:x2="12.022cm" svg:y2="10.321cm">
          <text:p/>
        </draw:line>
        <draw:custom-shape draw:style-name="gr22" draw:text-style-name="P6" draw:layer="layout" svg:width="8.89cm" svg:height="1.143cm" svg:x="6.055cm" svg:y="9.7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6" draw:layer="layout" svg:x1="12.021cm" svg:y1="16.312cm" svg:x2="10.256cm" svg:y2="16.305cm">
          <text:p/>
        </draw:line>
        <draw:custom-shape draw:style-name="gr23" draw:text-style-name="P6" draw:layer="layout" svg:width="8.89cm" svg:height="1.27cm" svg:x="6.055cm" svg:y="15.6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6" draw:layer="layout" svg:width="8.89cm" svg:height="1.651cm" svg:x="6.055cm" svg:y="18.26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6" draw:layer="layout" svg:width="9.906cm" svg:height="2.159cm" svg:x="5.547cm" svg:y="12.1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6" draw:layer="layout" svg:x1="10.613cm" svg:y1="19.887cm" svg:x2="10.613cm" svg:y2="21.03cm">
          <text:p/>
        </draw:line>
        <draw:custom-shape draw:style-name="gr26" draw:text-style-name="P6" draw:layer="layout" svg:width="10.033cm" svg:height="1.37cm" svg:x="5.487cm" svg:y="4.2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6" draw:layer="layout" svg:width="10.033cm" svg:height="1.651cm" svg:x="5.487cm" svg:y="6.7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3.81cm" svg:height="0.735cm" svg:x="5.642cm" svg:y="7.162cm">
          <text:p text:style-name="P1">pat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9" draw:text-style-name="P6" draw:layer="layout" svg:x1="9.072cm" svg:y1="7.558cm" svg:x2="10.313cm" svg:y2="7.575cm">
          <text:p/>
        </draw:line>
        <draw:custom-shape draw:style-name="gr28" draw:text-style-name="P6" draw:layer="layout" svg:width="10.033cm" svg:height="1.143cm" svg:x="5.483cm" svg:y="24.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3.81cm" svg:height="0.735cm" svg:x="5.642cm" svg:y="24.464cm">
          <text:p text:style-name="P1">pat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9" draw:text-style-name="P6" draw:layer="layout" svg:x1="9.072cm" svg:y1="24.823cm" svg:x2="11.595cm" svg:y2="24.836cm">
          <text:p/>
        </draw:line>
        <draw:custom-shape draw:style-name="gr29" draw:text-style-name="P6" draw:layer="layout" svg:width="10.033cm" svg:height="2.159cm" svg:x="5.472cm" svg:y="20.9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3.048cm" svg:height="1.171cm" svg:x="11.776cm" svg:y="21.452cm">
          <text:p text:style-name="P1">path/output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9" draw:text-style-name="P6" draw:layer="layout" svg:x1="11.72cm" svg:y1="22.067cm" svg:x2="8.593cm" svg:y2="22.0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5:12:25.052389503</meta:creation-date>
    <meta:editing-duration>P1DT4H3M36S</meta:editing-duration>
    <meta:editing-cycles>56</meta:editing-cycles>
    <meta:generator>LibreOffice/5.3.4.2$Linux_X86_64 LibreOffice_project/f82d347ccc0be322489bf7da61d7e4ad13fe2ff3</meta:generator>
    <dc:date>2017-07-16T19:25:41.185740789</dc:date>
    <meta:document-statistic meta:object-count="50"/>
  </office:meta>
</office:document-meta>
</file>